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onsolas" fo:font-size="9.5pt" style:font-size-asian="9.5pt" style:font-name-complex="Consolas1" style:font-size-complex="9.5pt"/>
    </style:style>
    <style:style style:name="P3" style:family="paragraph" style:parent-style-name="Standard" style:master-page-name="Standard">
      <style:paragraph-properties fo:margin-top="0cm" fo:margin-bottom="0cm" fo:line-height="100%" style:page-number="auto"/>
    </style:style>
    <style:style style:name="T1" style:family="text">
      <style:text-properties fo:color="#0000ff" style:font-name="Consolas" fo:font-size="9.5pt" style:font-size-asian="9.5pt" style:font-name-complex="Consolas1" style:font-size-complex="9.5pt"/>
    </style:style>
    <style:style style:name="T2" style:family="text">
      <style:text-properties fo:color="#000000" style:font-name="Consolas" fo:font-size="9.5pt" style:font-size-asian="9.5pt" style:font-name-complex="Consolas1" style:font-size-complex="9.5pt"/>
    </style:style>
    <style:style style:name="T3" style:family="text">
      <style:text-properties fo:color="#808080" style:font-name="Consolas" fo:font-size="9.5pt" style:font-size-asian="9.5pt" style:font-name-complex="Consolas1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create table Categorie</text:span></text:p>
      <text:p text:style-name="P1"><text:span text:style-name="T3">(</text:span></text:p>
      <text:p text:style-name="P1"><text:span text:style-name="T3">nomCat VARCHAR(20) constraint PK_nomCatCategorie primary key</text:span></text:p>
      <text:p text:style-name="P1"><text:span text:style-name="T3">);</text:span></text:p>
      <text:p text:style-name="P1"><text:span text:style-name="T3"/></text:p>
      <text:p text:style-name="P1"><text:span text:style-name="T3"/></text:p>
      <text:p text:style-name="P1"><text:span text:style-name="T3">create table Produit</text:span></text:p>
      <text:p text:style-name="P1"><text:span text:style-name="T3">(</text:span></text:p>
      <text:p text:style-name="P1"><text:span text:style-name="T3">IdProduit INTEGER constraint PK_IdP primary key,</text:span></text:p>
      <text:p text:style-name="P1"><text:span text:style-name="T3">intitule VARCHAR(20),</text:span></text:p>
      <text:p text:style-name="P1"><text:span text:style-name="T3">prixCourant NUMBER(10,4) check (prixCourant &gt; 0),</text:span></text:p>
      <text:p text:style-name="P1"><text:span text:style-name="T3">descP VARCHAR(30),</text:span></text:p>
      <text:p text:style-name="P1"><text:span text:style-name="T3">URL VARCHAR(20),</text:span></text:p>
      <text:p text:style-name="P1"><text:span text:style-name="T3">nomCat VARCHAR(20) constraint FK_nomCat references Categorie(nomCat)</text:span></text:p>
      <text:p text:style-name="P1"><text:span text:style-name="T3">);</text:span></text:p>
      <text:p text:style-name="P1"><text:span text:style-name="T3"/></text:p>
      <text:p text:style-name="P1"><text:span text:style-name="T3"/></text:p>
      <text:p text:style-name="P1"><text:span text:style-name="T3">create table Client</text:span></text:p>
      <text:p text:style-name="P1"><text:span text:style-name="T3">(</text:span></text:p>
      <text:p text:style-name="P1"><text:span text:style-name="T3">email VARCHAR(20) constraint PK_email primary key,</text:span></text:p>
      <text:p text:style-name="P1"><text:span text:style-name="T3">mdp VARCHAR(20),</text:span></text:p>
      <text:p text:style-name="P1"><text:span text:style-name="T3">nom VARCHAR(20),</text:span></text:p>
      <text:p text:style-name="P1"><text:span text:style-name="T3">prenom VARCHAR(20),</text:span></text:p>
      <text:p text:style-name="P1"><text:span text:style-name="T3">dateNaissance date,</text:span></text:p>
      <text:p text:style-name="P1"><text:span text:style-name="T3">addrPostale VARCHAR(20)</text:span></text:p>
      <text:p text:style-name="P1"><text:span text:style-name="T3">);</text:span></text:p>
      <text:p text:style-name="P1"><text:span text:style-name="T3"/></text:p>
      <text:p text:style-name="P1"><text:span text:style-name="T3"/></text:p>
      <text:p text:style-name="P1"><text:span text:style-name="T3">create table Offre</text:span></text:p>
      <text:p text:style-name="P1"><text:span text:style-name="T3">(</text:span></text:p>
      <text:p text:style-name="P1"><text:span text:style-name="T3">IdOffre INTEGER constraint PK_IdOffre primary key,</text:span></text:p>
      <text:p text:style-name="P1"><text:span text:style-name="T3">dateOffre DATE,</text:span></text:p>
      <text:p text:style-name="P1"><text:span text:style-name="T3">prixPropose NUMBER(10,4) check (prixPropose &gt; 0),</text:span></text:p>
      <text:p text:style-name="P1"><text:span text:style-name="T3">IdProduit INTEGER constraint FK_IdProduitOffre references Produit(IdProduit),</text:span></text:p>
      <text:p text:style-name="P1"><text:span text:style-name="T3">email VARCHAR(20) constraint FK_email references Client(email)</text:span></text:p>
      <text:p text:style-name="P1"><text:span text:style-name="T3">);</text:span></text:p>
      <text:p text:style-name="P1"><text:span text:style-name="T3"/></text:p>
      <text:p text:style-name="P1"><text:span text:style-name="T3"/></text:p>
      <text:p text:style-name="P1"><text:span text:style-name="T3">create table Caracteristiques</text:span></text:p>
      <text:p text:style-name="P1"><text:span text:style-name="T3">(</text:span></text:p>
      <text:p text:style-name="P1"><text:span text:style-name="T3">IdProduit INTEGER constraint FK_IdProduitCaracteristiques references Produit(IdProduit),</text:span></text:p>
      <text:p text:style-name="P1"><text:span text:style-name="T3">nomCara VARCHAR(20),</text:span></text:p>
      <text:p text:style-name="P1"><text:span text:style-name="T3">valeur FLOAT,</text:span></text:p>
      <text:p text:style-name="P1"><text:span text:style-name="T3">constraint PK_IdP_nomCara primary key (IdProduit, nomCara)</text:span></text:p>
      <text:p text:style-name="P1"><text:span text:style-name="T3">);</text:span></text:p>
      <text:p text:style-name="P1"><text:span text:style-name="T3"/></text:p>
      <text:p text:style-name="P1"><text:span text:style-name="T3"/></text:p>
      <text:p text:style-name="P1"><text:span text:style-name="T3">create table FilleDe</text:span></text:p>
      <text:p text:style-name="P1"><text:span text:style-name="T3">(</text:span></text:p>
      <text:p text:style-name="P1"><text:span text:style-name="T3">nomCat VARCHAR(20) constraint FK_nomCatt references Categorie (nomCat),</text:span></text:p>
      <text:p text:style-name="P1"><text:span text:style-name="T3">NomCatMere VARCHAR(20) constraint FK_nomCatMere references Categorie (nomCat),</text:span></text:p>
      <text:p text:style-name="P1"><text:span text:style-name="T3">constraint PK_nomCatFilleDe primary key (nomCat)</text:span></text:p>
      <text:p text:style-name="P1"><text:span text:style-name="T3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ssan Obeid</meta:initial-creator>
    <meta:editing-cycles>2</meta:editing-cycles>
    <meta:creation-date>2021-04-09T10:09:00</meta:creation-date>
    <dc:date>2021-04-09T14:51:50.93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43" meta:word-count="137" meta:character-count="11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